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87db" officeooo:paragraph-rsid="001587db"/>
    </style:style>
    <style:style style:name="P2" style:family="paragraph" style:parent-style-name="Standard">
      <style:paragraph-properties fo:text-align="center" style:justify-single-word="false"/>
      <style:text-properties fo:font-size="12pt" officeooo:rsid="001587db" officeooo:paragraph-rsid="001587db" style:font-size-asian="12pt" style:font-size-complex="12pt"/>
    </style:style>
    <style:style style:name="P3" style:family="paragraph" style:parent-style-name="Standard">
      <style:text-properties officeooo:rsid="00164df1" officeooo:paragraph-rsid="00164df1"/>
    </style:style>
    <style:style style:name="P4" style:family="paragraph" style:parent-style-name="Standard">
      <style:text-properties officeooo:rsid="001780b2" officeooo:paragraph-rsid="001780b2"/>
    </style:style>
    <style:style style:name="P5" style:family="paragraph" style:parent-style-name="Standard">
      <style:text-properties officeooo:rsid="001886b2" officeooo:paragraph-rsid="001886b2"/>
    </style:style>
    <style:style style:name="T1" style:family="text">
      <style:text-properties officeooo:rsid="00164df1"/>
    </style:style>
    <style:style style:name="T2" style:family="text">
      <style:text-properties officeooo:rsid="001a656e"/>
    </style:style>
    <style:style style:name="T3" style:family="text">
      <style:text-properties officeooo:rsid="001a8fe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mera 360Fly</text:p>
      <text:p text:style-name="P1"/>
      <text:p text:style-name="P1">la 360Fly est une camera qui filme à 360° à l'horizontale et à 240° à la verticale.</text:p>
      <text:p text:style-name="P1">Contrairement à ce qui est mis en avant par le marketing, elle ne filme donc pas exactement sous tous les angles à cause de sa mono-lentille. Pour cela, il aurait fallu l'équiper de plusieurs capteurs et de plusieurs objectifs ou l'équiper d'un angle encore plus large.</text:p>
      <text:p text:style-name="P1">La 360Fly ne filme pas non plus en 4K/UHD. Il faut d'ailleurs se contenter d'une définition toute particulière de 1504 x 1504 px. Mais cela reste faible pour constituer une image à 360° pleinement satisfaisante.</text:p>
      <text:p text:style-name="P1">Outre cet aspect technique un peu particulier, la 360Fly propose des caractéristiques intéressantes. La sphère est étanche jusqu’à 40 de profondeur sans caisson. Il faudra néanmoins prendre garde de bien la munir du tout petit cache inclus, qui a pour but d'obstruer le microphone. Elle également résistante à des température allant de -20°C à +60°C, mais aussi à la pluie, à l'eau de mer, aux sable et aux poussières. Elle ne bénéficie cependant pas de caractéristiques de résistance aux chutes, même si elle semble solide et robuste. Grâce à sa forme sphérique et à un petit diamètre de 61 mm, la 360Fly tient aussi facilement dans une main.</text:p>
      <text:p text:style-name="P1">La 360Fly intègre le wi-fi pour être pilotée à distance. Les attentes concernant l'interface de l'application sont grandes, puisque sans écran ni touches de contrôle, elle est un élément indispensable à <text:s/>l'utilisation de la caméra. <text:span text:style-name="T1">L'application permet déjà au contrôle, le visionnage et le partage à distance sur les réseaux sociaux ou sur YouTube et qu'elle n'est pas compatible avec tous les smartphones. L'application autorise également la post-production des vidéos grâce à la création de clip courts, de photos panoramiques, d'ajout de musique, de filtres.</text:span></text:p>
      <text:p text:style-name="P3">Les images sont également compatibles pour une utilisation avec google cardboard et l'ensemble des lunettes de visualisation en réalité virtuelle.</text:p>
      <text:p text:style-name="P3">La 360Fly à une autonomie de 2h, mais avec fonctionnement en wi-fi uniquement, la sphère est absolument minimaliste et donc peut d'emplacement pour loger une carte mémoire.</text:p>
      <text:p text:style-name="P3">Heureusement, la mémoire interne de 32 Go devrait assurer quelques heures d'enregistrement.</text:p>
      <text:p text:style-name="P4">Coté prix, la 360Fly s'affiche à 399,99$.</text:p>
      <text:p text:style-name="P4"/>
      <text:p text:style-name="P5"><text:span text:style-name="T3">résolution</text:span>, <text:span text:style-name="T2">forme, prix, autonomie, température, wi-f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pop </meta:initial-creator>
    <meta:creation-date>2017-02-21T10:44:27.593160169</meta:creation-date>
    <dc:date>2017-02-21T14:53:49.590104561</dc:date>
    <dc:creator>userpop </dc:creator>
    <meta:editing-duration>PT3H38M34S</meta:editing-duration>
    <meta:editing-cycles>6</meta:editing-cycles>
    <meta:generator>LibreOffice/4.3.3.2$Linux_X86_64 LibreOffice_project/430m0$Build-2</meta:generator>
    <meta:document-statistic meta:table-count="0" meta:image-count="0" meta:object-count="0" meta:page-count="1" meta:paragraph-count="11" meta:word-count="365" meta:character-count="2285" meta:non-whitespace-character-count="1930"/>
  </office:meta>
</office:document-meta>
</file>